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Support.toForEachIterator( short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Support.toForEachIterator( byte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Support.toForEachIterator( double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SetAdapt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erationAdapt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EachIterator.SimpleForEachIterator( Iterato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toForEachIterat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achSupport.toForEachIterator( float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Support.prepa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EachSupport.toForEachIterator( char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ForEach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beginEndForEach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SetAdapt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EachSupport.toForEachIterato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Adapt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Adapter.toForEachIterator( Enumera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toForEachIterator( boolean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Support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toForEachIterator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supportedTypeForEachIterator( Object 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orEachSupport.toForEachIterator( int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Support.toForEachIterator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ForEach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Adapter.toForEachIterator( ResultSet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toForEachIterator( Enumera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EachSuppor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EachSupport.toForEachIterator( long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EachSupport.toForEachIterator( Iterato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toForEachIterator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EachSupport.toForEachIterator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